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00%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36pt" fo:language="ru" fo:country="RU" fo:font-weight="bold"/>
    </style:style>
    <style:style style:name="P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20pt" fo:language="ru" fo:country="RU" fo:font-weight="bold"/>
    </style:style>
    <style:style style:name="P5" style:family="paragraph" style:parent-style-name="Text_20_body">
      <style:paragraph-properties fo:margin-top="0.42cm" fo:margin-bottom="0.21cm" style:contextual-spacing="false" fo:line-height="100%" fo:break-before="page" fo:keep-with-next="always"/>
      <style:text-properties style:font-name="Liberation Sans" fo:font-size="16pt" fo:font-weight="bold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1f4f8f" officeooo:paragraph-rsid="001f4f8f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0402f" officeooo:paragraph-rsid="0020402f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19912" officeooo:paragraph-rsid="00219912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34f18" officeooo:paragraph-rsid="00234f18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4f85f" officeooo:paragraph-rsid="0024f85f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5ccb1" officeooo:paragraph-rsid="0025ccb1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7b0b9" officeooo:paragraph-rsid="0027b0b9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acb03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en" fo:country="US" fo:font-weight="normal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style:font-weight-asian="bold" style:font-weight-complex="bold"/>
    </style:style>
    <style:style style:name="P18" style:family="paragraph" style:parent-style-name="Heading_20_1">
      <style:text-properties fo:language="ru" fo:country="RU"/>
    </style:style>
    <style:style style:name="P19" style:family="paragraph" style:parent-style-name="Heading_20_1">
      <style:paragraph-properties fo:break-before="page"/>
      <style:text-properties fo:language="ru" fo:country="RU"/>
    </style:style>
    <style:style style:name="P20" style:family="paragraph" style:parent-style-name="Text_20_body" style:master-page-name="First_20_Page">
      <style:paragraph-properties fo:margin-top="0cm" fo:margin-bottom="0cm" style:contextual-spacing="false" fo:line-height="100%" fo:text-align="center" style:justify-single-word="false" style:page-number="auto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acb03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cbff2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2e9c67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fo:font-size="14pt" fo:language="ru" fo:country="RU" fo:font-weight="normal" officeooo:rsid="002acb03" officeooo:paragraph-rsid="0030faf0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2cbff2" style:font-weight-asian="bold" style:font-weight-complex="bold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2e9c67" style:font-weight-asian="bold" style:font-weight-complex="bold"/>
    </style:style>
    <style:style style:name="P27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Consolas" fo:font-size="14pt" fo:language="en" fo:country="US" fo:font-weight="bold" officeooo:paragraph-rsid="0030faf0" style:font-weight-asian="bold" style:font-weight-complex="bold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text-indent="1.6cm" style:auto-text-indent="false"/>
      <style:text-properties style:font-name="Liberation Serif" fo:font-size="14pt" fo:language="ru" fo:country="RU" fo:font-weight="normal" officeooo:rsid="002acb03" officeooo:paragraph-rsid="002cbff2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language="en" fo:country="US" officeooo:rsid="002cbff2"/>
    </style:style>
    <style:style style:name="T4" style:family="text">
      <style:text-properties fo:language="en" fo:country="US" officeooo:rsid="002e9c67"/>
    </style:style>
    <style:style style:name="T5" style:family="text">
      <style:text-properties fo:language="en" fo:country="US" officeooo:rsid="0030faf0"/>
    </style:style>
    <style:style style:name="T6" style:family="text">
      <style:text-properties fo:font-weight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2cbff2"/>
    </style:style>
    <style:style style:name="T9" style:family="text">
      <style:text-properties fo:language="ru" fo:country="RU" officeooo:rsid="002e9c67"/>
    </style:style>
    <style:style style:name="T10" style:family="text">
      <style:text-properties fo:language="ru" fo:country="RU" officeooo:rsid="0030faf0"/>
    </style:style>
    <style:style style:name="T11" style:family="text">
      <style:text-properties officeooo:rsid="0019a6ab"/>
    </style:style>
    <style:style style:name="T12" style:family="text">
      <style:text-properties style:text-line-through-style="solid" style:text-line-through-type="single" officeooo:rsid="0019a6ab"/>
    </style:style>
    <style:style style:name="T13" style:family="text">
      <style:text-properties style:text-line-through-style="none" style:text-line-through-type="none" officeooo:rsid="0019a6ab"/>
    </style:style>
    <style:style style:name="T14" style:family="text">
      <style:text-properties officeooo:rsid="001d090e"/>
    </style:style>
    <style:style style:name="T15" style:family="text">
      <style:text-properties officeooo:rsid="0024f85f"/>
    </style:style>
    <style:style style:name="T16" style:family="text">
      <style:text-properties style:font-name="Consolas" fo:font-weight="bold" style:font-weight-asian="bold" style:font-weight-complex="bold"/>
    </style:style>
    <style:style style:name="T17" style:family="text">
      <style:text-properties officeooo:rsid="002cbff2"/>
    </style:style>
    <style:style style:name="T18" style:family="text">
      <style:text-properties officeooo:rsid="002e9c67"/>
    </style:style>
    <style:style style:name="T19" style:family="text">
      <style:text-properties officeooo:rsid="0030faf0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РУКОВОДСТВО</text:p>
      <text:p text:style-name="P4">по программному комплексу «<text:span text:style-name="T1">pyPC</text:span>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>Калининград-2014</text:p>
      <text:section text:style-name="Sect1" text:name="Оглавление1">
        <text:p text:style-name="Text_20_body"/>
        <text:section text:style-name="Sect1" text:name="Оглавление1_Head">
          <text:p text:style-name="P5">Оглавление</text:p>
        </text:section>
        <text:p text:style-name="P1"><text:a xlink:type="simple" xlink:href="#__RefHeading__113_806256751">Благодарности 0</text:a></text:p>
        <text:p text:style-name="P1"><text:a xlink:type="simple" xlink:href="#__RefHeading__107_806256751">Для кого это чудо 0</text:a></text:p>
        <text:p text:style-name="P1"><text:a xlink:type="simple" xlink:href="#__RefHeading__109_806256751">История создания 0</text:a></text:p>
      </text:section>
      <text:p text:style-name="P2"/>
      <text:p text:style-name="P2"/>
      <text:p text:style-name="P2"/>
      <text:p text:style-name="P19"><text:bookmark-start text:name="__RefHeading__113_806256751"/>Благодарности<text:bookmark-end text:name="__RefHeading__113_806256751"/></text:p>
      <text:p text:style-name="P6">Традиционно автор желает выразить благодарности.</text:p>
      <text:p text:style-name="P6">Без стран невероятных друзей современная электроника была бы не так развита, никто бы не ставил аппаратных закладок в микросхемы.</text:p>
      <text:p text:style-name="P6">Без корпорации <text:span text:style-name="T2">IBM</text:span> не появился бы на свет весь тот зоопарк вычислительной техники, который есть сейчас. Не приходилось бы выискивать по файлопомойкам и закоулкам этих ваших тырнетов драйвера, которые не редко – не работают, и софт, который и того чаще – глючит и весь из себя дырявый.</text:p>
      <text:p text:style-name="P6">Без замечательной корпорации <text:span text:style-name="T2">Microsoft</text:span> ничего бы не получилось создать такие вещи, как <text:span text:style-name="T2">Linux</text:span> и вирусы-полиморфики.</text:p>
      <text:p text:style-name="P6">Без <text:span text:style-name="T2">DARPA</text:span> не было бы интернета с его жёстким контролем различных сегментов через систему корневых <text:span text:style-name="T2">DNS</text:span><text:span text:style-name="T1">.</text:span></text:p>
      <text:p text:style-name="P6">Без <text:span text:style-name="T6">Эдварда Сноудена</text:span> технология «<text:span text:style-name="T2">Tor</text:span>» не получила бы такую популярность (Хотя в самом <text:span text:style-name="T2">Tor</text:span><text:span text:style-name="T1">`e </text:span>есть большие вопросы)</text:p>
      <text:p text:style-name="P6">Отдельная благодарность разработчикам <text:span text:style-name="T2">LibreOffice</text:span><text:span text:style-name="T1">. </text:span>Именно в нём набирался этот эпический документ (ребята, пофиксите баги по сохранению нового документа!)</text:p>
      <text:p text:style-name="P6">Огромная благодарность для <text:span text:style-name="T6">Гвидо Ван Россум</text:span>. Это лучший диктатор в мире? <text:span text:style-name="T11">И лучший специалист по рептилиям и сериалам про цирк</text:span>!</text:p>
      <text:p text:style-name="P6">Благодарен тем программистам, которые создали <text:span text:style-name="T2">cython</text:span><text:span text:style-name="T1">, </text:span><text:span text:style-name="T2">mingw</text:span> и <text:span text:style-name="T2">gcc</text:span><text:span text:style-name="T1">. </text:span>Это отличные программные продукты. Скорость питонячьего кода зашкаливает. )</text:p>
      <text:p text:style-name="P6">Спасибо всем тем, кто писал автору, о чём-то просил, теребил и требовал. Это хорошая мотивация для того, чтобы не тратить время за управлением танков <text:span text:style-name="T11">(да, этим ребятам тоже отдельное спасибо)</text:span>.</text:p>
      <text:p text:style-name="P16"/>
      <text:p text:style-name="P18"><text:bookmark-start text:name="__RefHeading__107_806256751"/>Для кого это чудо<text:bookmark-end text:name="__RefHeading__107_806256751"/></text:p>
      <text:p text:style-name="P6">Программа «<text:span text:style-name="T2">pyPC</text:span>» предназначена для широкого круга пользователей. Начиная от студентов, которые желают научиться ассемблеру, любителям-гикам, параноикам в области компьютерной безопасности и всем, кто недолюбливает различные корпорации добра и больших братьев.</text:p>
      <text:p text:style-name="P6">Просьба не кидаться какашками, программу автор пилит не за деньги, вознаграждения не просит, на медаль не надеется. <text:span text:style-name="T11">Если чего-то не хватает – допилите! (или </text:span><text:span text:style-name="T12">проспонсируйте </text:span><text:span text:style-name="T13">мотивируйте</text:span><text:span text:style-name="T11"> автора).</text:span></text:p>
      <text:p text:style-name="P16"/>
      <text:p text:style-name="P18"><text:bookmark-start text:name="__RefHeading__109_806256751"/>История создания<text:bookmark-end text:name="__RefHeading__109_806256751"/></text:p>
      <text:p text:style-name="P6">Ещё со времён Советского Союза существовали различного рода кривотолки и слухи о существовании в микросхемах западного производства различных аппаратных закладок, которые могли бы осуществлять несанкционированную передачу информации, а также могли бы влиять на ход работы электронных систем. Вроде как даже были реальные случаи таких внедрений.</text:p>
      <text:p text:style-name="P6">Чуть позже, после уничтожения СССР, с запада хлынул поток программ. Все они были поначалу просто ломанные, потом ещё и заражённые, и последний десяток лет – не просто заражённые, а специально спроектированные под <text:soft-page-break/>возможность удалённого доступа спецслужбами стран невероятных друзей. И это уже многократно зафиксированный факт.</text:p>
      <text:p text:style-name="P6">Одновременно с развитием, так называемой, «открытой» платформы <text:span text:style-name="T1">IBM PC, </text:span>в продаже появилось несколько десятков (если не сотен) тысяч железяк, драйвера к которым (впрочем, как и почти весь софт) является закрытым, непрозрачным, только Бог и спецслужбы знают, что напихано там внутри. Документации крайне мало, и если кто-либо из читателей пожелает написать свою операционную систем<text:span text:style-name="T14">у</text:span> – с вероятностью близкой к 100% можно заяв<text:span text:style-name="T14">и</text:span>ть, что ничего не выйдет. Ровно на столько нет документации, запутана аппаратная часть, да и масса протоколов обмена и хранения, разобрать которые <text:span text:style-name="T14">не </text:span>сможет даже далеко не самый глупый программист.</text:p>
      <text:p text:style-name="P6">В компьютерных системах появилась такая замечательная штука, как вирусы и трояны. Эта зараза способна пролезть даже в системы стратегического назначения (ещё бы, если щедрым спонсором выступает страна невероятного друга, вспомним про урановые центрифуги Ирана). И как только аппаратная платформа или операционная система набирает популярность – уже ничто не может остановить кибер-вандалов от попыток эксплуатации уязвимостей.</text:p>
      <text:p text:style-name="P16"/>
      <text:p text:style-name="P6">Как жить в таком сумасшедшем доме, задался как-то вопросом автор программы? И ответ напрашивался сам собой: необходимо создать такую систему, в которой исчерпывающая документация, код программы может быть легко исследован и модифицирован. Данные, в таком компьютере не должны быть сокрыты в тёмных уголках носителей информации, и вся система должна быть легко переносима между различными компьютерами при такой необходимости. А если пользователю потребуется (или ради лулзов захочется<text:span text:style-name="T14">)</text:span> добавить какую-либо железяку – у него должна быть такая возможность.</text:p>
      <text:p text:style-name="P16"/>
      <text:p text:style-name="P18">Как это всё устроено?</text:p>
      <text:p text:style-name="P15">pyPC <text:span text:style-name="T7">представляет из себя виртуальный компьютер. Это означает, что внутри реального компьютера </text:span>pyPC <text:span text:style-name="T7">создаёт мнимый компьютер, который живёт своей жизнью и точно знает, что он такой маленький паразит в системе-хозяине. Система-хозяин при этом ведёт себя как обычно и не знает, что внутри него крутятся виртуальные железки. Такие дела. 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Система команд ЦП</text:p>
      <text:p text:style-name="P6">Ниже приводятся доступные команды ЦП</text:p>
      <text:p text:style-name="P17"><text:span text:style-name="T7">0. </text:span>A.set(A)</text:p>
      <text:p text:style-name="P7">Команда устанавливает регистр А значением содержащимся в самом <text:soft-page-break/>регистре А <text:span text:style-name="T15">(фактически не меняет содержимое).</text:span></text:p>
      <text:p text:style-name="P17">1. A.add(A)</text:p>
      <text:p text:style-name="P8">Добавляет в регистр А содержимое регистра А (фактически удвоение содержимого).</text:p>
      <text:p text:style-name="P17">2. A.sub(A)</text:p>
      <text:p text:style-name="P8">Вычитает содержимое регистра А содержимым регистра А (фактически обнуление).</text:p>
      <text:p text:style-name="P17">3. A.inc(A)</text:p>
      <text:p text:style-name="P9">Складывает содержимое регистра А с содержимым самого регистра (фактически возведение в квадрат).</text:p>
      <text:p text:style-name="P17">4. A.dec(A)</text:p>
      <text:p text:style-name="P10">Вычитает из содержимого регистра А его содержимое (фактически обнуление).</text:p>
      <text:p text:style-name="P17">5. A.not(A)</text:p>
      <text:p text:style-name="P10">Инверсия содержимого регистра А его содержимым.</text:p>
      <text:p text:style-name="P15">6. <text:span text:style-name="T16">A.xor(A)</text:span></text:p>
      <text:p text:style-name="P11">Исключающее ИЛИ регистра А его содержимым (фактически обнуление).</text:p>
      <text:p text:style-name="P15">7. <text:span text:style-name="T16">A.or(A)</text:span></text:p>
      <text:p text:style-name="P11">Логическое ИЛИ регистра А с его содержимым (не влияет на содержание).</text:p>
      <text:p text:style-name="P17">8. A.and(A)</text:p>
      <text:p text:style-name="P11">Логическое И регистра А с его содержимым (не влияет на содержание).</text:p>
      <text:p text:style-name="P17">9. A.shr(A)</text:p>
      <text:p text:style-name="P12">Правый сдвиг содержимого регистра А в регистре А.</text:p>
      <text:p text:style-name="P17">10. A.shl(A)</text:p>
      <text:p text:style-name="P12">Левый сдвиг содержимого регистра А в регистре А.</text:p>
      <text:p text:style-name="P17">11. A.set(n)</text:p>
      <text:p text:style-name="P12">Установка регистра А числом <text:span text:style-name="T1">n.</text:span></text:p>
      <text:p text:style-name="P17">12. A.add(n)</text:p>
      <text:p text:style-name="P13">Сложить регистр А с числом <text:span text:style-name="T1">n.</text:span></text:p>
      <text:p text:style-name="P17">13. A.sub(n)</text:p>
      <text:p text:style-name="P13">Вычесть из регистра А число <text:span text:style-name="T1">n</text:span></text:p>
      <text:p text:style-name="P17">14. A.not(n)</text:p>
      <text:p text:style-name="P13">Занести в регистр А инверсию числа <text:span text:style-name="T1">n.</text:span></text:p>
      <text:p text:style-name="P17">15. A.xor(n)</text:p>
      <text:p text:style-name="P14">Исключающее ИЛИ регистра А с числом <text:span text:style-name="T1">n.</text:span></text:p>
      <text:p text:style-name="P25">16. <text:span text:style-name="T17">A.or(n)</text:span></text:p>
      <text:p text:style-name="P28"><text:span text:style-name="T1">Логическое </text:span><text:span text:style-name="T17">ИЛИ</text:span><text:span text:style-name="T1"> регистра А с числом n.</text:span></text:p>
      <text:p text:style-name="P25"><text:span text:style-name="T17">17. </text:span>A.and(n)</text:p>
      <text:p text:style-name="P14">Логическое сложение регистра А с числом <text:span text:style-name="T1">n.</text:span></text:p>
      <text:p text:style-name="P25"><text:span text:style-name="T17">1</text:span><text:span text:style-name="T8">8</text:span><text:span text:style-name="T17">. </text:span>A.<text:span text:style-name="T17">set</text:span>(n<text:span text:style-name="T17">n</text:span>)</text:p>
      <text:p text:style-name="P22"><text:span text:style-name="T17">Установка </text:span>регистра А <text:span text:style-name="T17">значением, хранящимся по адресу </text:span><text:span text:style-name="T3">[n</text:span><text:span text:style-name="T1">n</text:span><text:span text:style-name="T3">]</text:span><text:span text:style-name="T1">.</text:span></text:p>
      <text:p text:style-name="P25"><text:span text:style-name="T17">19. </text:span>A.<text:span text:style-name="T17">add</text:span>(n<text:span text:style-name="T17">n</text:span>)</text:p>
      <text:p text:style-name="P22"><text:span text:style-name="T17">Сложение</text:span><text:span text:style-name="T1"> регистра А 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25"><text:span text:style-name="T8">20</text:span><text:span text:style-name="T17">. </text:span>A.<text:span text:style-name="T17">sub</text:span>(n<text:span text:style-name="T17">n</text:span>)</text:p>
      <text:p text:style-name="P22"><text:span text:style-name="T17">Вычитание</text:span><text:span text:style-name="T3"> регистра А значением, хранящимся по адресу [nn].</text:span></text:p>
      <text:p text:style-name="P26"><text:span text:style-name="T9">2</text:span><text:span text:style-name="T17">1. </text:span>A.<text:span text:style-name="T18">inc</text:span>(n<text:span text:style-name="T17">n</text:span>)</text:p>
      <text:p text:style-name="P23"><text:span text:style-name="T18">Инкремент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27"><text:span text:style-name="T9">2</text:span><text:span text:style-name="T10">2</text:span><text:span text:style-name="T17">. </text:span>A.<text:span text:style-name="T19">dec</text:span>(n<text:span text:style-name="T17">n</text:span>)</text:p>
      <text:p text:style-name="P24"><text:soft-page-break/><text:span text:style-name="T19">Декремент</text:span><text:span text:style-name="T1"> регистра А <text:s/></text:span><text:span text:style-name="T3">значением, хранящимся по адресу [n</text:span><text:span text:style-name="T1">n</text:span><text:span text:style-name="T3">]</text:span><text:span text:style-name="T1">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, sans-serif"/>
    <style:font-face style:name="Mangal1" svg:font-family="Mangal"/>
    <style:font-face style:name="Microsoft YaHei" svg:font-family="'Microsoft YaHei'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cm" style:contextual-spacing="false"/>
      <style:text-properties style:font-name="Liberation Sans" fo:font-family="'Liberation Sans', sans-serif" fo:font-size="18pt" fo:font-weight="bold" style:font-name-asian="Microsoft YaHei" style:font-family-asian="'Microsoft YaHei'" style:font-size-asian="18pt" style:font-weight-asian="bold" style:font-name-complex="Mangal1" style:font-family-complex="Mangal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HTML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1T00:00:00</meta:creation-date>
    <dc:date>2014-09-05T11:53:54.878000000</dc:date>
    <meta:editing-duration>PT9H1M36S</meta:editing-duration>
    <meta:editing-cycles>15</meta:editing-cycles>
    <meta:generator>LibreOffice/4.2.5.2$Windows_x86 LibreOffice_project/61cb170a04bb1f12e77c884eab9192be736ec5f5</meta:generator>
    <meta:document-statistic meta:table-count="0" meta:image-count="0" meta:object-count="0" meta:page-count="6" meta:paragraph-count="77" meta:word-count="887" meta:character-count="6279" meta:non-whitespace-character-count="5459"/>
    <meta:user-defined meta:name="Язык">russian</meta:user-defined>
  </office:meta>
</office:document-meta>
</file>